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ga Po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cient Po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lberr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ll-done Stea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re Stea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rnt Mea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fe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w Mea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rrel Bom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rge Barrel Bom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lash Po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ture Ne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tfall Tra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ock Tra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hetston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nocular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ping Ki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rtable BBQ Gri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er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tidote Her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n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tterbug Brot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lashbug Phosph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dbug Essenc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underbug Capacit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shaguma Hid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shaguma Fu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shaguma Claw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shaguma Fa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ast Ge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rmal Amm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ierce Amm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read Amm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icky Amm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uster Bom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laming Amm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ater Amm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under Amm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reeze Amm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ragon Amm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Am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ralysis Amm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leep Amm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licing Amm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rngrass Po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ron Or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chalite 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ragonite Or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balite Or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arth Cryst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ystery Bon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urdy Bon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rute B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lossal B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ragonbone Reli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ndragor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lue Mushroo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urst Po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creamer Po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eeding Po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ung Po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ap Too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xciteshroo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mokenu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v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arcast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alahara Shel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lahara Sca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alahara Sku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lahara Tai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atacabra Ja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atacabra Hid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tacabra Shel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atacabra Scal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uematrice Sca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uematrice Hid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uematrice Cres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uematrice Tai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yvern Ge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erbivore Shel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ulaqchi Shel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lioth Sca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harp Fan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ngdrake Hid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cute Fan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un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lt;COLOR FF0000&gt;#Rejected#&lt;/COLOR&gt; Item_IT_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lled-up Du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athian Scale+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thian Carapac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athian Webbi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athian Spike+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thian Rub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oadstoo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rashroo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leep Herb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ire Herb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lowfer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now Herb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ragonfell Berr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irst-aid Me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Z Ratio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Z Flash Bomb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Z Shock Tra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Z Pitfall Tr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loamgrass Bu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ight See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mant See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itroshroo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l's Blight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lastnu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lashber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ey Dau Sca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y Dau Shel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ey Dau Thunderhor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y Dau Wingtalo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y Dau Tai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y Dau Pla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nq Blad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moke Bomb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wercharm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rmorchar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yvern Amm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rounding Po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ystery Orb - Armo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lowing Orb - Armo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cient Orb - Armo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maged Weapon Shard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sted Weapon Shar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illie Mantl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ishing Rod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nergy Drink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ash Juic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mmunize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ol Drink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ot Drink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emondru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ght Pill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ega Demondru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rmorski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damant Pi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ega Armorski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erbal Medici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erbal Powder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emon Powde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ardshell Powd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ust of Lif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leanse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ison Smoke Bomb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anq Bomb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hrowing Knif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oison Pod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ara Pod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rugged Mea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rightmos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orch Pod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uddle Po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omb Pod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iercing Po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aint Po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uring Po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ega Barrel Bomb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rst-aid Med+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Z Max Potio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Z Lifepowde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Z Herbal Powde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Z Demon Powde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Z Hardshell Powde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Z Dust of Lif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EZ Tranq Bomb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Z Dung Pod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Z Sonic Bomb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inged Mea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Z Large Barrel Bomb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Z Farcast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oisoned Mea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eodoran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Kunafa Chees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arp Kunafa Chees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oolshroo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elishroo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ud Shrimp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urbid Shrimp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luffy Eg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iry Eg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ild Garlic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pecialty Sild Garlic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ild Herb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astern Honey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onster Chil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eweled Mullet Ro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ild Seed Oi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ruffle Du Cong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inister Cloth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reat Hornfly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indward Alo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ine Windward Alo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eat Windward Alo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andpepper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iery Sandpepper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ulgurite Shard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ure Fulgurit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hundering Fulgurit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carlet Amber Shard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ine Scarlet Amber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ternal Scarlet Amber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Queensbloom Polle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hiny Treasur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parkly Treasur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ulky Treasur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uric Oi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ntimit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ine Antimit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ntimite Mas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irabami Moltin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Wyvernscale Vas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ragonscale Vas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arge Goldenscale Vas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Wyveria Lanter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ture Wyveria Lanter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Origin Wylk Ge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ilky Cocoon Web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Wylk Pebbl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ylk Ge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ime-honed Wylk Ge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cient Fossil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rifting Sea Po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oyal Sea Pot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obletweed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haliceweed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ightflower Pollen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ossilized Opal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ssilized Fire Opal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enesis Opal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yvernsprou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Whetfish Fi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ushifish Sca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ala Barina Shel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ala Barina Claw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ala Barina Stinger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ala Barina Certificat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ala Barina Floret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reamer Pod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&lt;COLOR FF0000&gt;#Rejected#&lt;/COLOR&gt; Item_IT_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Krano Copper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rano Pyrit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&lt;COLOR FF0000&gt;#Rejected#&lt;/COLOR&gt; Item_IT_2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&lt;COLOR FF0000&gt;#Rejected#&lt;/COLOR&gt; Item_IT_2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hunder Pod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ost Pod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ragon Pod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resh Honey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rostburst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ragonstrike Nu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omberry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hatacabra Certificat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hatacabra Scale+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hatacabra Jaw+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hatacabra Hide+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hatacabra Carapac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hatacabra Certificate 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Xu Wu Certificate 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Quematrice Igniter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Quematrice Certificat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Quematrice Scale+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Quematrice Hide+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Quematrice Igniter+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Quematrice Crest+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Quematrice Certificate 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la Barina Floret+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ala Barina Carapac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ala Barina Claw+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ala Barina Stinger+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ala Barina Certificate S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ahara Certificat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ahara Scale+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ahara Carapac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alahara Skull+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alahara Certificate 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oshaguma Certificat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oshaguma Fur+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oshaguma Hide+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oshaguma Claw+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oshaguma Fang+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oshaguma Certificate 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Uth Duna Scal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Uth Duna Hid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Uth Duna Cili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Uth Duna Tentacl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Uth Duna Claw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Uth Duna Plat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Uth Duna Certificat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Uth Duna Scale+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Uth Duna Hide+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Uth Duna Cilia+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Uth Duna Tentacle+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Uth Duna Claw+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Uth Duna Watergem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Uth Duna Certificate 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mpopolo Hid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ompopolo Claw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potted Poison Hid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ompopolo Beak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Rompopolo Certificat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ompopolo Hide+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Rompopolo Claw+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tted Poison Hide+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ompopolo Beak+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ompopolo Certificate 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Rey Dau Certificat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ey Dau Scale+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ey Dau Carapac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Rey Dau Bolthorn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ey Dau Fulgurtalo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ey Dau Boltge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ey Dau Certificate 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Hirabami Scal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Hirabami Hid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irabami Webbin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Hirabami Tail Claw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irabami Certificat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irabami Scale+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irabami Hide+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Hirabami Webbing+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irabami Tail Claw+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irabami Certificate 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jarakan Sca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jarakan Shell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jarakan Ridg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jarakan Tail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Ajarakan Jewel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jarakan Marrow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jarakan Certificate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jarakan Scale+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jarakan Carapac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jarakan Ridge+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jarakan Jewel+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jarakan Medulla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jarakan Certificate 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u Udra Hid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u Udra Spik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u Udra Horn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u Udra Tentacl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u Udra Oilmucu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u Udra Cerebrospinal Fluid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u Udra Certificat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u Udra Hide+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Nu Udra Spike+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u Udra Horn+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u Udra Tentacle+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u Udra Oilmucus+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u Udra Flamegem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u Udra Certificate 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uardian Doshaguma Fur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uardian Doshaguma Hid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uardian Doshaguma Claw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uardian Doshaguma Fan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. Doshaguma Certificat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uardian Doshaguma Fur+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uardian Doshaguma Hide+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uardian Doshaguma Claw+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uardian Doshaguma Fang+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. Doshaguma Certificate 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uardian Rathalos Scal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uardian Rathalos Shell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uardian Rathalos Webbin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uardian Rathalos Tail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. Rathalos Certificat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uardian Rathalos Scale+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uardian Rathalos Carapac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uardian Rathalos Win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quipped Mantle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. Rathalos Certificate 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Rath Medull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mon Ammo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rmor Ammo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ecover Ammo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ranq Ammo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xhaust Amm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renzy Shard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in Dahaad Scale+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Jin Dahaad Carapac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Jin Dahaad Iceplat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Jin Dahaad Claw+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in Dahaad Horn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Jin Dahaad Icegem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Jin Dahaad Certificate 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Guardian Ebony Scal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Guardian Ebony Sinew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uardian Ebony Claw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uardian Ebony Fang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uardian Ebony Tail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uardian Ebony Plat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. Ebony Odogaron Certificat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uardian Ebony Scale+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uardian Ebony Sinew+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uardian Ebony Claw+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uardian Ebony Fang+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uardian Ebony Gem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. Ebony Odogaron Certificate 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ourishing Extract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Xu Wu Hid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olden Corneum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Xu Wu Tentacl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Xu Wu Claw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Xu Wu Fang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Xu Wu Cerebrospinal Fluid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Xu Wu Certificat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Xu Wu Hide+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olden Corneum+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Xu Wu Tentacle+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Xu Wu Claw+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Xu Wu Fang+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Xu Wu Umbragem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uardian Scal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Guardian Scale+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rkveld Tail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Large Dung Pod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EZ Large Dung Pod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rkveld Scale+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rkveld Armorpla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White Arkveld Pelt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rkveld Calloushell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rkveld Horn+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rkveld Gem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rkveld Certificate 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Heavy Blunt Pod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eavy Slicing Pod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Heavy Explosion Pod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asic Material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Valuable Material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rearisite Scrap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carred Scal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cient Wyvern Coin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Heavy Piercing Pod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&lt;COLOR FF0000&gt;#Rejected#&lt;/COLOR&gt; Item_IT_47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hillshroom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Hot Pepper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cient Weapon Fragment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erscylla Shear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uardian Fulgur Scale+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Guardian Fulgur Pelt+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Guardian Fulgur Fang+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Guardian Fulgur Nosebone+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uardian Fulgur Tail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uardian Fulgur Gem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Herbivore Carapac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ulaqchi Carapac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onster Fluid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onster Broth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alioth Scale+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Wingdrake Hide+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Piragill Fin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Piragill Fin+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Kranodath Skull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Kranodath Skull+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omaqchi Shell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omaqchi Carapac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Guardian Seikret Feather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uardian Seikret Feather+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ongalala Pelt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ongalala Claw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ongalala Fan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ibrant Pelt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ongalala Certificat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ongalala Pelt+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ongalala Claw+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ongalala Fang+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Vibrant Pelt+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Nerscylla Shell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erscylla Chelicera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erscylla Claw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erscylla Spik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erscylla Certificat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erscylla Carapac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erscylla Claw+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erscylla Spike+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erscylla Certificate 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Kut-Ku Scale+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Kut-Ku Carapac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ut-Ku Ear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iant Beak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Kut-Ku Wing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Yian Kut-Ku Certificate S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Rubbery Hid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ubbery Hide+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ypceros Wing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ypceros Head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Gypceros Tail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Gypceros Certificate 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ird Wyvern Gem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ash Extract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athian Certificate 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langonga Pelt+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langonga Fang+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Blangonga Whisker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Blangonga Tail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langonga Certificate 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Gravios Carapac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ravios Skull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ravios Pleura+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avios Medull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ravios Wing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Gravios Certificate 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Rathalos Scale+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Rathalos Carapac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athalos Wing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Rathalos Tail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athalos Rub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athalos Certificate 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Gore Magala Scale+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ore Magala Carapac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Gore Magala Wing+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Gore Magala Ripclaw+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Gore Magala Tail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Gore Magala Feeler+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Gore Magala Nyctgem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ore Magala Certificate 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renzy Crystal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onga Pelt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onga Pelt+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espoid Shell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Vespoid Carapac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Vespoid Wing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Vespoid Innerwing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Blango Pelt+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Lightcrystal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Novacrystal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ireston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Firecell Stone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ucium Or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cium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uardian Fulgur Certificate 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ongalala Certificate 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harred Oilbon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rozen Icebon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Tough Guardian Bone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Quality Bo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rushed Crystal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loudy Crystal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oruscating Crystal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lame Sa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Inferno Sac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qua Sac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Torrent Sac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hunder Sac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rost Sac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reezer Sa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oison Sa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Toxin Sac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ala Barina Mucu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ala Barina Mucus+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leep Sac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oma Sa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uardian Blood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Guardian Blood+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reat Hibiscu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althydon Wool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zuz Tanned Leather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uja Textile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ild Cotton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Gajau Hid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peartuna Fin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ommission Ticket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imiphyta Ticket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ystery Orb - Sword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Glowing Orb - Sword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ncient Orb - Sword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rmor Spher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Armor Sphere+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Advanced Armor Spher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Hard Armor Spher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ocksteady Mantl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ending Mantl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Evasion Mantl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orrupted Mantl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Wyvern Egg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harred Lizard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Wild Jerky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talyst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Gunpowder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mall Barrel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arge Barrel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unpowderfish Scal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Burst Arowana Scal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Bomb Arowana Scal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Gilded Scal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Golden Scal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Platinum Scal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eel Melding Ticket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ilver Melding Ticket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eel Relic Ticket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ilver Relic Ticket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eel Egg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ilver Egg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Golden Egg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Heavy Armor Spher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onster Keenbon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onster Hardbon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outbon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Great Stoutbon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Hunter Symbol I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Hunter Symbol II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Hunter Symbol III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Gold Melding Ticket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Gold Relic Ticket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uardian Pelt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Guardian Pelt+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rearisite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pecklit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rgecit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Oricalcit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ommon Wood Minnow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Golden Bughead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Emerald Jitterbait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Tuff Joint Bait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Duster Ri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Tentacle Ji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lose-range Coating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ower Coating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ierce Coating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aralysis Coating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Poison Coating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leep Coating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last Coating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Exhaust Coating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Whetfish Fin+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Great Sushifish Scal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Old Weapon Shard - Blad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Old Weapon Shard - Tub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Old Weapon Shard - Disc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Old Weapon Shard - Devic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&lt;COLOR FF0000&gt;#Rejected#&lt;/COLOR&gt; Item_IT_69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Gracium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Wyverian Bloodstone Shard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Wyverian Bloodstone (S)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Wyverian Bloodston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Wyverian Bloodstone (L)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Wyverian Bloodstone Chunk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alahara Black Pearl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uardian Rathalos Ruby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Guardian Rathalos Plat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Jin Dahaad Tail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xpedition Headgear Ticket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-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9:17:20.15062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7T11:45:49.125433000</meta:creation-date>
    <dc:date>2025-03-07T19:28:25.759413000</dc:date>
    <meta:editing-duration>PT16M36S</meta:editing-duration>
    <meta:editing-cycles>3</meta:editing-cycles>
    <meta:generator>LibreOffice/25.2.1.2$Windows_X86_64 LibreOffice_project/d3abf4aee5fd705e4a92bba33a32f40bc4e56f49</meta:generator>
    <meta:document-statistic meta:table-count="1" meta:cell-count="1304" meta:object-count="0"/>
  </office:meta>
</office:document-meta>
</file>